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TS 2022-08-22</text:title></text:p>
      <text:p text:style-name="OrgTitle"/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5c806f">1. Anforderungen</text:a></text:p>
          <text:p text:style-name="Contents_20_2"><text:a xlink:type="simple" xlink:href="#org9803b73">1.1. Gesamt</text:a></text:p>
          <text:p text:style-name="Contents_20_2"><text:a xlink:type="simple" xlink:href="#orgdcdb093">1.2. Verwendete software</text:a></text:p>
          <text:p text:style-name="Contents_20_2"><text:a xlink:type="simple" xlink:href="#org65e16f8">1.3. Bereits vorhanden</text:a></text:p>
          <text:p text:style-name="Contents_20_1"><text:a xlink:type="simple" xlink:href="#org4459641">2. Budget</text:a></text:p>
          <text:p text:style-name="Contents_20_1"><text:a xlink:type="simple" xlink:href="#orgc4e2ad5">3. Zusammenstellung bis 600€</text:a></text:p>
          <text:p text:style-name="Contents_20_1"><text:a xlink:type="simple" xlink:href="#org2835fae">4. Erläuterung:</text:a></text:p>
          <text:p text:style-name="Contents_20_2"><text:a xlink:type="simple" xlink:href="#orga537641">4.1. Gehäuse</text:a></text:p>
          <text:p text:style-name="Contents_20_2"><text:a xlink:type="simple" xlink:href="#org334669b">4.2. Mainboard</text:a></text:p>
          <text:p text:style-name="Contents_20_2"><text:a xlink:type="simple" xlink:href="#org0171089">4.3. Memory</text:a></text:p>
          <text:p text:style-name="Contents_20_2"><text:a xlink:type="simple" xlink:href="#org3ece7ff">4.4. CPU</text:a></text:p>
          <text:p text:style-name="Contents_20_2"><text:a xlink:type="simple" xlink:href="#org1b410b0">4.5. SSD</text:a></text:p>
          <text:p text:style-name="Contents_20_2"><text:a xlink:type="simple" xlink:href="#orgc7ad36b">4.6. Video Card</text:a></text:p>
          <text:p text:style-name="Contents_20_2"><text:a xlink:type="simple" xlink:href="#org622f7a2">4.7. Power Suply</text:a></text:p>
          <text:p text:style-name="Contents_20_2"><text:a xlink:type="simple" xlink:href="#org52a63ca">4.8. DVD, Kabel, Maus, Tastatur</text:a></text:p>
          <text:p text:style-name="Contents_20_2"><text:a xlink:type="simple" xlink:href="#org6573544">4.9. Office</text:a></text:p>
          <text:p text:style-name="Contents_20_2"><text:a xlink:type="simple" xlink:href="#org567efc5">4.10. OS</text:a></text:p>
          <text:p text:style-name="Contents_20_1"><text:a xlink:type="simple" xlink:href="#orgf6607d3">5. Sonstiges</text:a></text:p>
        </text:index-body>
      </text:table-of-content>
      <text:h text:style-name="Heading_20_1" text:outline-level="1" text:is-list-header="false">
<text:bookmark-start text:name="OrgXref.orge5c806f"/>
<text:bookmark text:name="orge5c806f"/>Anforderungen
<text:bookmark-end text:name="OrgXref.orge5c806f"/></text:h>
      <text:h text:style-name="Heading_20_2" text:outline-level="2" text:is-list-header="false">
<text:bookmark-start text:name="OrgXref.org9803b73"/>
<text:bookmark text:name="org9803b73"/>Gesamt
<text:bookmark-end text:name="OrgXref.org9803b73"/></text:h>
      <text:list text:style-name="OrgBulletedList" text:continue-numbering="false">
        <text:list-item>
          <text:p text:style-name="Text_20_body">PC Arbeitsplatz
</text:p>
        </text:list-item>
        <text:list-item>
          <text:p text:style-name="Text_20_body">möglichst Energiesparend
</text:p>
        </text:list-item>
        <text:list-item>
          <text:p text:style-name="Text_20_body">DVD abspielen und brennen
</text:p>
        </text:list-item>
        <text:list-item>
          <text:p text:style-name="Text_20_body">schneller Internetzugang
</text:p>
        </text:list-item>
      </text:list>
      <text:h text:style-name="Heading_20_2" text:outline-level="2" text:is-list-header="false">
<text:bookmark-start text:name="OrgXref.orgdcdb093"/>
<text:bookmark text:name="orgdcdb093"/>Verwendete software
<text:bookmark-end text:name="OrgXref.orgdcdb093"/></text:h>
      <text:list text:style-name="OrgBulletedList" text:continue-numbering="false">
        <text:list-item>
          <text:p text:style-name="Text_20_body">Eplan
</text:p>
        </text:list-item>
        <text:list-item>
          <text:p text:style-name="Text_20_body">TIA Protokol
</text:p>
        </text:list-item>
        <text:list-item>
          <text:p text:style-name="Text_20_body">Office 365
</text:p>
        </text:list-item>
      </text:list>
      <text:h text:style-name="Heading_20_2" text:outline-level="2" text:is-list-header="false">
<text:bookmark-start text:name="OrgXref.org65e16f8"/>
<text:bookmark text:name="org65e16f8"/>Bereits vorhanden
<text:bookmark-end text:name="OrgXref.org65e16f8"/></text:h>
      <text:list text:style-name="OrgBulletedList" text:continue-numbering="false">
        <text:list-item>
          <text:p text:style-name="Text_20_body">Drucker
</text:p>
        </text:list-item>
        <text:list-item>
          <text:p text:style-name="Text_20_body">Plotter
</text:p>
        </text:list-item>
        <text:list-item>
          <text:p text:style-name="Text_20_body">Monitor
</text:p>
        </text:list-item>
        <text:list-item>
          <text:p text:style-name="Text_20_body">Internetanschluss
</text:p>
        </text:list-item>
      </text:list>
      <text:h text:style-name="Heading_20_1" text:outline-level="1" text:is-list-header="false">
<text:bookmark-start text:name="OrgXref.org4459641"/>
<text:bookmark text:name="org4459641"/>Budget
<text:bookmark-end text:name="OrgXref.org4459641"/></text:h>
      <text:p text:style-name="Text_20_body">Bis Maximal 1000€
</text:p>
      <text:h text:style-name="Heading_20_1" text:outline-level="1" text:is-list-header="false">
<text:bookmark-start text:name="OrgXref.orgc4e2ad5"/>
<text:bookmark text:name="orgc4e2ad5"/>Zusammenstellung bis 600€
<text:bookmark-end text:name="OrgXref.orgc4e2ad5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ase Min 2 Lüfter</text:p>
              </table:table-cell>
              <table:table-cell table:style-name="OrgTblCellT">
                <text:p text:style-name="OrgTableContentsLeft">Antec VSK3000B Midi Tower</text:p>
              </table:table-cell>
              <table:table-cell table:style-name="OrgTblCellT">
                <text:p text:style-name="OrgTableContentsLeft">37€</text:p>
              </table:table-cell>
            </table:table-row>
            <table:table-row>
              <table:table-cell table:style-name="OrgTblCell">
                <text:p text:style-name="OrgTableContentsLeft">Mainboard:</text:p>
              </table:table-cell>
              <table:table-cell table:style-name="OrgTblCell">
                <text:p text:style-name="OrgTableContentsLeft">MSI B450-A Pro MAX AMD</text:p>
              </table:table-cell>
              <table:table-cell table:style-name="OrgTblCell">
                <text:p text:style-name="OrgTableContentsLeft">60€</text:p>
              </table:table-cell>
            </table:table-row>
            <table:table-row>
              <table:table-cell table:style-name="OrgTblCell">
                <text:p text:style-name="OrgTableContentsLeft">Memory 16GBs+ :</text:p>
              </table:table-cell>
              <table:table-cell table:style-name="OrgTblCell">
                <text:p text:style-name="OrgTableContentsLeft">Corsair</text:p>
              </table:table-cell>
              <table:table-cell table:style-name="OrgTblCell">
                <text:p text:style-name="OrgTableContentsLeft">60€</text:p>
              </table:table-cell>
            </table:table-row>
            <table:table-row>
              <table:table-cell table:style-name="OrgTblCell">
                <text:p text:style-name="OrgTableContentsLeft">CPU:</text:p>
              </table:table-cell>
              <table:table-cell table:style-name="OrgTblCell">
                <text:p text:style-name="OrgTableContentsLeft">AMD RYZEN 5 5600G</text:p>
              </table:table-cell>
              <table:table-cell table:style-name="OrgTblCell">
                <text:p text:style-name="OrgTableContentsLeft">160€</text:p>
              </table:table-cell>
            </table:table-row>
            <table:table-row>
              <table:table-cell table:style-name="OrgTblCell">
                <text:p text:style-name="OrgTableContentsLeft">SSD:</text:p>
              </table:table-cell>
              <table:table-cell table:style-name="OrgTblCell">
                <text:p text:style-name="OrgTableContentsLeft">GIGABYTE NVMe SSD 256 GB</text:p>
              </table:table-cell>
              <table:table-cell table:style-name="OrgTblCell">
                <text:p text:style-name="OrgTableContentsLeft">30€</text:p>
              </table:table-cell>
            </table:table-row>
            <table:table-row>
              <table:table-cell table:style-name="OrgTblCell">
                <text:p text:style-name="OrgTableContentsLeft">Video Card:</text:p>
              </table:table-cell>
              <table:table-cell table:style-name="OrgTblCell">
                <text:p text:style-name="OrgTableContentsLeft">MSI GTX1630 Ventus 4GB</text:p>
              </table:table-cell>
              <table:table-cell table:style-name="OrgTblCell">
                <text:p text:style-name="OrgTableContentsLeft">180€</text:p>
              </table:table-cell>
            </table:table-row>
            <table:table-row>
              <table:table-cell table:style-name="OrgTblCell">
                <text:p text:style-name="OrgTableContentsLeft">Power supply:</text:p>
              </table:table-cell>
              <table:table-cell table:style-name="OrgTblCell">
                <text:p text:style-name="OrgTableContentsLeft">500 Watt LC-Power LC500H</text:p>
              </table:table-cell>
              <table:table-cell table:style-name="OrgTblCell">
                <text:p text:style-name="OrgTableContentsLeft">30€</text:p>
              </table:table-cell>
            </table:table-row>
            <table:table-row>
              <table:table-cell table:style-name="OrgTblCell">
                <text:p text:style-name="OrgTableContentsLeft">DVD Drive</text:p>
              </table:table-cell>
              <table:table-cell table:style-name="OrgTblCell">
                <text:p text:style-name="OrgTableContentsLeft">ASUS DRW-24D5MT</text:p>
              </table:table-cell>
              <table:table-cell table:style-name="OrgTblCell">
                <text:p text:style-name="OrgTableContentsLeft">15€</text:p>
              </table:table-cell>
            </table:table-row>
            <table:table-row>
              <table:table-cell table:style-name="OrgTblCell">
                <text:p text:style-name="OrgTableContentsLeft">lan cable 10m</text:p>
              </table:table-cell>
              <table:table-cell table:style-name="OrgTblCell">
                <text:p text:style-name="OrgTableContentsLeft">Sharkoon</text:p>
              </table:table-cell>
              <table:table-cell table:style-name="OrgTblCell">
                <text:p text:style-name="OrgTableContentsLeft">7€</text:p>
              </table:table-cell>
            </table:table-row>
            <table:table-row>
              <table:table-cell table:style-name="OrgTblCell">
                <text:p text:style-name="OrgTableContentsLeft">Mouse + Keyboard</text:p>
              </table:table-cell>
              <table:table-cell table:style-name="OrgTblCell">
                <text:p text:style-name="OrgTableContentsLeft">Trust Taro</text:p>
              </table:table-cell>
              <table:table-cell table:style-name="OrgTblCell">
                <text:p text:style-name="OrgTableContentsLeft">15€</text:p>
              </table:table-cell>
            </table:table-row>
            <table:table-row>
              <table:table-cell table:style-name="OrgTblCell">
                <text:p text:style-name="OrgTableContentsLeft">OS</text:p>
              </table:table-cell>
              <table:table-cell table:style-name="OrgTblCell">
                <text:p text:style-name="OrgTableContentsLeft">Windows 10</text:p>
              </table:table-cell>
              <table:table-cell table:style-name="OrgTblCell">
                <text:p text:style-name="OrgTableContentsLeft">150€</text:p>
              </table:table-cell>
            </table:table-row>
            <table:table-row>
              <table:table-cell table:style-name="OrgTblCell">
                <text:p text:style-name="OrgTableContentsLeft">Office</text:p>
              </table:table-cell>
              <table:table-cell table:style-name="OrgTblCell">
                <text:p text:style-name="OrgTableContentsLeft">Libre Office</text:p>
              </table:table-cell>
              <table:table-cell table:style-name="OrgTblCell">
                <text:p text:style-name="OrgTableContentsLeft">0€</text:p>
              </table:table-cell>
            </table:table-row>
            <table:table-row>
              <table:table-cell table:style-name="OrgTblCell">
                <text:p text:style-name="OrgTableContentsLeft">Power strip</text:p>
              </table:table-cell>
              <table:table-cell table:style-name="OrgTblCell">
                <text:p text:style-name="OrgTableContentsLeft">cheap</text:p>
              </table:table-cell>
              <table:table-cell table:style-name="OrgTblCell">
                <text:p text:style-name="OrgTableContentsLeft">5€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Gesamt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749€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2835fae"/>
<text:bookmark text:name="org2835fae"/>Erläuterung:
<text:bookmark-end text:name="OrgXref.org2835fae"/></text:h>
      <text:h text:style-name="Heading_20_2" text:outline-level="2" text:is-list-header="false">
<text:bookmark-start text:name="OrgXref.orga537641"/>
<text:bookmark text:name="orga537641"/>Gehäuse
<text:bookmark-end text:name="OrgXref.orga537641"/></text:h>
      <text:list text:style-name="OrgBulletedList" text:continue-numbering="false">
        <text:list-item>
          <text:p text:style-name="Text_20_body">2 Lüfter um auch bei hohen Temperaturen kühlung zu gewährleisten
</text:p>
        </text:list-item>
      </text:list>
      <text:h text:style-name="Heading_20_2" text:outline-level="2" text:is-list-header="false">
<text:bookmark-start text:name="OrgXref.org334669b"/>
<text:bookmark text:name="org334669b"/>Mainboard
<text:bookmark-end text:name="OrgXref.org334669b"/></text:h>
      <text:list text:style-name="OrgBulletedList" text:continue-numbering="false">
        <text:list-item>
          <text:p text:style-name="Text_20_body">günstiges Gerät von gutem Hersteller für möglichst lange Lebensdauer
</text:p>
        </text:list-item>
      </text:list>
      <text:h text:style-name="Heading_20_2" text:outline-level="2" text:is-list-header="false">
<text:bookmark-start text:name="OrgXref.org0171089"/>
<text:bookmark text:name="org0171089"/>Memory
<text:bookmark-end text:name="OrgXref.org0171089"/></text:h>
      <text:list text:style-name="OrgBulletedList" text:continue-numbering="false">
        <text:list-item>
          <text:p text:style-name="Text_20_body">16gb sind mindestens für Eplan empfohlen
</text:p>
        </text:list-item>
      </text:list>
      <text:h text:style-name="Heading_20_2" text:outline-level="2" text:is-list-header="false">
<text:bookmark-start text:name="OrgXref.org3ece7ff"/>
<text:bookmark text:name="org3ece7ff"/>CPU
<text:bookmark-end text:name="OrgXref.org3ece7ff"/></text:h>
      <text:list text:style-name="OrgBulletedList" text:continue-numbering="false">
        <text:list-item>
          <text:p text:style-name="Text_20_body">möglichst viel Leistung zu günstigem Preis
</text:p>
        </text:list-item>
        <text:list-item>
          <text:p text:style-name="Text_20_body">laut Eplan Anforderungen ist Taktrate wichtiger als Kernanzahl
</text:p>
        </text:list-item>
        <text:list-item>
          <text:p text:style-name="Text_20_body">günstige Alternative ca 25% weniger Leistung und 4.5 ghz max gegen 3.4 ghz max
</text:p>
        </text:list-item>
      </text:list>
      <text:h text:style-name="Heading_20_2" text:outline-level="2" text:is-list-header="false">
<text:bookmark-start text:name="OrgXref.org1b410b0"/>
<text:bookmark text:name="org1b410b0"/>SSD
<text:bookmark-end text:name="OrgXref.org1b410b0"/></text:h>
      <text:list text:style-name="OrgBulletedList" text:continue-numbering="false">
        <text:list-item>
          <text:p text:style-name="Text_20_body">Speicher ist für professionelle Anwendung ziemlich klein, 500gb für 20€ mehr vermutlich eine gute Idee
</text:p>
        </text:list-item>
      </text:list>
      <text:h text:style-name="Heading_20_2" text:outline-level="2" text:is-list-header="false">
<text:bookmark-start text:name="OrgXref.orgc7ad36b"/>
<text:bookmark text:name="orgc7ad36b"/>Video Card
<text:bookmark-end text:name="OrgXref.orgc7ad36b"/></text:h>
      <text:list text:style-name="OrgBulletedList" text:continue-numbering="false">
        <text:list-item>
          <text:p text:style-name="Text_20_body">Eplan empfielt eine 4gb Karte mit Leistung grob jenseits der gtx760. Hier gibt es nur wenige verfügbare Modelle. Aktuelle Preise sind immer noch übertrieben.
</text:p>
        </text:list-item>
      </text:list>
      <text:h text:style-name="Heading_20_2" text:outline-level="2" text:is-list-header="false">
<text:bookmark-start text:name="OrgXref.org622f7a2"/>
<text:bookmark text:name="org622f7a2"/>Power Suply
<text:bookmark-end text:name="OrgXref.org622f7a2"/></text:h>
      <text:list text:style-name="OrgBulletedList" text:continue-numbering="false">
        <text:list-item>
          <text:p text:style-name="Text_20_body">sehr günstiges 500W Netzteil, würde gerne ein etwas hochwertigeres verbauen
</text:p>
        </text:list-item>
      </text:list>
      <text:h text:style-name="Heading_20_2" text:outline-level="2" text:is-list-header="false">
<text:bookmark-start text:name="OrgXref.org52a63ca"/>
<text:bookmark text:name="org52a63ca"/>DVD, Kabel, Maus, Tastatur
<text:bookmark-end text:name="OrgXref.org52a63ca"/></text:h>
      <text:list text:style-name="OrgBulletedList" text:continue-numbering="false">
        <text:list-item>
          <text:p text:style-name="Text_20_body">das billigste vom Billigen, sollte aber ausreichen.
</text:p>
        </text:list-item>
      </text:list>
      <text:h text:style-name="Heading_20_2" text:outline-level="2" text:is-list-header="false">
<text:bookmark-start text:name="OrgXref.org6573544"/>
<text:bookmark text:name="org6573544"/>Office
<text:bookmark-end text:name="OrgXref.org6573544"/></text:h>
      <text:list text:style-name="OrgBulletedList" text:continue-numbering="false">
        <text:list-item>
          <text:p text:style-name="Text_20_body">Microsoft Office alleine kostet ca. 200€ und ist daher beim 600€ Budget raus.
</text:p>
        </text:list-item>
      </text:list>
      <text:h text:style-name="Heading_20_2" text:outline-level="2" text:is-list-header="false">
<text:bookmark-start text:name="OrgXref.org567efc5"/>
<text:bookmark text:name="org567efc5"/>OS
<text:bookmark-end text:name="OrgXref.org567efc5"/></text:h>
      <text:list text:style-name="OrgBulletedList" text:continue-numbering="false">
        <text:list-item>
          <text:p text:style-name="Text_20_body">Windows würde auch nochmal ca 150€ Kosten. Und unter Linux läuft Eplan nicht. Wenn diese 150€ auch noch gespart werden sollen wird Eplan wahrscheinlich kaum noch brauchbar laufen.
</text:p>
        </text:list-item>
        <text:list-item>
          <text:p text:style-name="Text_20_body">Anscheinend ist es möglich Eplan mit Hilfe von Wine unter Linux zum laufen zu bringen, ist aber wahrscheinlich für professionelle Anwendung nicht stabil und performant genug.
</text:p>
        </text:list-item>
      </text:list>
      <text:h text:style-name="Heading_20_1" text:outline-level="1" text:is-list-header="false">
<text:bookmark-start text:name="OrgXref.orgf6607d3"/>
<text:bookmark text:name="orgf6607d3"/>Sonstiges
<text:bookmark-end text:name="OrgXref.orgf6607d3"/></text:h>
      <text:list text:style-name="OrgBulletedList" text:continue-numbering="false">
        <text:list-item>
          <text:p text:style-name="Text_20_body">Energiesparend und vor allem Leise sind ein Luxus den man sich bei dem Preis nicht leisten kann.
</text:p>
        </text:list-item>
        <text:list-item>
          <text:p text:style-name="Text_20_body">Ein Mac System ist bei dem Preisrahmen nicht drin. Eplan läuft außerdem auch nur mit Hilfe einer Virtuellen Maschine.
</text:p>
        </text:list-item>
        <text:list-item>
          <text:p text:style-name="Text_20_body">Eplan kostet Tausende € für eine Lizens bzw. 125€/Benutzer im Monat. Ich glaube da würde es sich lohnen ein paar € mehr für den Arbeitsplatz in die Hand zu nehmen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2-09-01T11:28:27</dc:date>
    <meta:creation-date>2022-09-01T11:28:27</meta:creation-date>
    <meta:generator>Emacs 28.1 (Org mode 9.6)</meta:generator>
    <meta:keyword/>
    <dc:subject/>
    <dc:title>ITS 2022-08-22</dc:title>
  </office:meta>
</office:document-meta>
</file>